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3" style:family="table">
      <style:table-properties style:width="17.041cm" fo:margin-left="-0.042cm" fo:margin-right="0cm" table:align="margins"/>
    </style:style>
    <style:style style:name="Tabelle3.A" style:family="table-column">
      <style:table-column-properties style:column-width="10.425cm" style:rel-column-width="40090*"/>
    </style:style>
    <style:style style:name="Tabelle3.B" style:family="table-column">
      <style:table-column-properties style:column-width="6.616cm" style:rel-column-width="25445*"/>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2.459cm" style:rel-column-width="9479*"/>
    </style:style>
    <style:style style:name="Tabelle1.B" style:family="table-column">
      <style:table-column-properties style:column-width="2.621cm" style:rel-column-width="10105*"/>
    </style:style>
    <style:style style:name="Tabelle1.C" style:family="table-column">
      <style:table-column-properties style:column-width="3.279cm" style:rel-column-width="12641*"/>
    </style:style>
    <style:style style:name="Tabelle1.D" style:family="table-column">
      <style:table-column-properties style:column-width="8.64cm" style:rel-column-width="3331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data-style-name="N37">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4.154cm" style:rel-column-width="16014*"/>
    </style:style>
    <style:style style:name="Tabelle2.B" style:family="table-column">
      <style:table-column-properties style:column-width="9.763cm" style:rel-column-width="37639*"/>
    </style:style>
    <style:style style:name="Tabelle2.C" style:family="table-column">
      <style:table-column-properties style:column-width="1.032cm" style:rel-column-width="3978*"/>
    </style:style>
    <style:style style:name="Tabelle2.E" style:family="table-column">
      <style:table-column-properties style:column-width="1.018cm" style:rel-column-width="3926*"/>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ahoma" fo:font-size="26pt" style:text-underline-style="solid" style:text-underline-width="auto" style:text-underline-color="font-color" style:font-size-asian="26pt" style:font-size-complex="26pt"/>
    </style:style>
    <style:style style:name="P2" style:family="paragraph" style:parent-style-name="Standard">
      <style:paragraph-properties fo:text-align="center" style:justify-single-word="false"/>
      <style:text-properties fo:color="#ff3333" loext:opacity="100%" style:font-name="Verdana" fo:font-size="26pt" style:text-underline-style="solid" style:text-underline-width="auto" style:text-underline-color="font-color" style:font-size-asian="26pt" style:font-size-complex="26pt"/>
    </style:style>
    <style:style style:name="P3" style:family="paragraph" style:parent-style-name="Standard">
      <style:text-properties fo:color="#ff3333" loext:opacity="100%" style:font-name="Verdana" fo:font-size="12pt" style:font-size-asian="12pt" style:font-size-complex="12pt"/>
    </style:style>
    <style:style style:name="P4" style:family="paragraph" style:parent-style-name="Standard">
      <style:paragraph-properties fo:text-align="center" style:justify-single-word="false"/>
      <style:text-properties fo:color="#ff3333" loext:opacity="100%" style:font-name="Verdana"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fo:color="#ff3333" loext:opacity="100%" style:font-name="Verdana"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fo:color="#ff3333" loext:opacity="100%" style:font-name="Verdan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ff3333" loext:opacity="100%" style:font-name="Verdana" fo:font-size="12pt" style:text-underline-style="none" style:font-size-asian="12pt" style:font-size-complex="12pt"/>
    </style:style>
    <style:style style:name="P8" style:family="paragraph" style:parent-style-name="Standard">
      <style:paragraph-properties fo:text-align="center" style:justify-single-word="false"/>
      <style:text-properties fo:color="#ff3333" loext:opacity="100%"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text-properties fo:color="#ff3333" loext:opacity="100%" style:font-name="Verdana"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fo:color="#ff3333" loext:opacity="100%" style:font-name="Verdana" fo:font-style="italic" fo:font-weight="normal" style:font-style-asian="italic" style:font-weight-asian="normal" style:font-style-complex="italic" style:font-weight-complex="normal"/>
    </style:style>
    <style:style style:name="P11" style:family="paragraph" style:parent-style-name="Standard">
      <style:text-properties fo:color="#ff3333" loext:opacity="100%" style:font-name="Verdana" fo:font-style="italic" fo:font-weight="normal" officeooo:rsid="000a4f9a" officeooo:paragraph-rsid="000a4f9a" style:font-style-asian="italic" style:font-weight-asian="normal" style:font-style-complex="italic" style:font-weight-complex="normal"/>
    </style:style>
    <style:style style:name="P12" style:family="paragraph" style:parent-style-name="Standard">
      <style:text-properties fo:color="#ff3333" loext:opacity="100%" style:font-name="Verdana" fo:font-style="normal" fo:font-weight="normal" style:font-style-asian="normal" style:font-weight-asian="normal" style:font-style-complex="normal" style:font-weight-complex="normal"/>
    </style:style>
    <style:style style:name="P13" style:family="paragraph" style:parent-style-name="Standard">
      <style:text-properties style:font-name="Verdana"/>
    </style:style>
    <style:style style:name="P14" style:family="paragraph" style:parent-style-name="Standard">
      <style:paragraph-properties fo:text-align="center" style:justify-single-word="false"/>
      <style:text-properties style:font-name="Verdana" fo:font-size="26pt" style:text-underline-style="solid" style:text-underline-width="auto" style:text-underline-color="font-color" style:font-size-asian="26pt" style:font-size-complex="26pt"/>
    </style:style>
    <style:style style:name="P15" style:family="paragraph" style:parent-style-name="Standard">
      <style:paragraph-properties fo:text-align="center" style:justify-single-word="false"/>
      <style:text-properties style:font-name="Verdana" fo:font-size="26pt" style:text-underline-style="none" style:font-size-asian="26pt" style:font-size-complex="26pt"/>
    </style:style>
    <style:style style:name="P16" style:family="paragraph" style:parent-style-name="Standard">
      <style:paragraph-properties fo:text-align="center" style:justify-single-word="false"/>
      <style:text-properties style:font-name="Verdana" fo:font-size="18pt" style:text-underline-style="none" style:font-size-asian="18pt" style:font-size-complex="18pt"/>
    </style:style>
    <style:style style:name="P17" style:family="paragraph" style:parent-style-name="Standard">
      <style:text-properties style:font-name="Verdana" fo:font-weight="normal" style:font-weight-asian="normal" style:font-weight-complex="normal"/>
    </style:style>
    <style:style style:name="P18" style:family="paragraph" style:parent-style-name="Standard">
      <style:text-properties style:font-name="Verdana" fo:font-weight="normal" officeooo:rsid="000a4f9a" style:font-weight-asian="normal" style:font-weight-complex="normal"/>
    </style:style>
    <style:style style:name="P19" style:family="paragraph" style:parent-style-name="Standard">
      <style:text-properties style:font-name="Verdana" fo:font-style="normal" style:font-style-asian="normal" style:font-style-complex="normal"/>
    </style:style>
    <style:style style:name="P20" style:family="paragraph" style:parent-style-name="Standard">
      <style:text-properties style:font-name="Verdana" fo:font-style="normal" fo:font-weight="bold" style:font-style-asian="normal" style:font-weight-asian="bold" style:font-style-complex="normal" style:font-weight-complex="bold"/>
    </style:style>
    <style:style style:name="P21" style:family="paragraph" style:parent-style-name="Standard">
      <style:text-properties style:font-name="Verdana" fo:font-size="16pt" style:font-size-asian="16pt" style:font-size-complex="16pt"/>
    </style:style>
    <style:style style:name="P22" style:family="paragraph" style:parent-style-name="Standard">
      <style:paragraph-properties fo:text-align="center" style:justify-single-word="false"/>
      <style:text-properties fo:color="#000000" loext:opacity="100%" style:font-name="Verdana" fo:font-size="26pt" fo:language="zxx" fo:country="none" style:text-underline-style="none" officeooo:rsid="0009591f" officeooo:paragraph-rsid="0009591f" style:font-size-asian="26pt" style:language-asian="zxx" style:country-asian="none" style:font-size-complex="26pt" style:language-complex="zxx" style:country-complex="none"/>
    </style:style>
    <style:style style:name="P23" style:family="paragraph" style:parent-style-name="Standard">
      <style:paragraph-properties fo:text-align="center" style:justify-single-word="false"/>
      <style:text-properties fo:color="#000000" loext:opacity="100%" style:font-name="Verdana" fo:font-size="12pt" fo:language="zxx" fo:country="none" officeooo:rsid="0009591f" officeooo:paragraph-rsid="0009591f" style:font-size-asian="12pt" style:language-asian="zxx" style:country-asian="none" style:font-size-complex="12pt" style:language-complex="zxx" style:country-complex="none"/>
    </style:style>
    <style:style style:name="P24" style:family="paragraph" style:parent-style-name="Standard">
      <style:paragraph-properties fo:text-align="center" style:justify-single-word="false"/>
      <style:text-properties fo:color="#000000" loext:opacity="100%" style:font-name="Verdana"/>
    </style:style>
    <style:style style:name="P25" style:family="paragraph" style:parent-style-name="Standard">
      <style:text-properties fo:color="#000000" loext:opacity="100%" style:font-name="Verdana" fo:font-style="normal" fo:font-weight="normal" style:font-style-asian="normal" style:font-weight-asian="normal" style:font-style-complex="normal" style:font-weight-complex="normal"/>
    </style:style>
    <style:style style:name="P26" style:family="paragraph" style:parent-style-name="Standard">
      <style:text-properties officeooo:paragraph-rsid="000a4f9a"/>
    </style:style>
    <style:style style:name="P27" style:family="paragraph" style:parent-style-name="Standard">
      <style:paragraph-properties fo:break-before="page"/>
      <style:text-properties style:font-name="Verdana" fo:font-size="16pt" fo:font-weight="normal" style:font-size-asian="16pt" style:font-weight-asian="normal" style:font-size-complex="16pt" style:font-weight-complex="normal"/>
    </style:style>
    <style:style style:name="P28" style:family="paragraph" style:parent-style-name="Table_20_Contents">
      <style:text-properties fo:color="#ff3333" loext:opacity="100%" style:font-name="Verdana" fo:font-size="12pt" style:font-size-asian="12pt" style:font-size-complex="12pt"/>
    </style:style>
    <style:style style:name="P29" style:family="paragraph" style:parent-style-name="Table_20_Contents">
      <style:text-properties fo:color="#ff3333" loext:opacity="100%" style:font-name="Verdana" fo:font-style="normal" style:font-style-asian="normal" style:font-style-complex="normal"/>
    </style:style>
    <style:style style:name="P30" style:family="paragraph" style:parent-style-name="Table_20_Contents">
      <style:text-properties style:font-name="Verdana" fo:font-size="12pt" fo:font-weight="normal" style:font-size-asian="12pt" style:font-weight-asian="normal" style:font-size-complex="12pt" style:font-weight-complex="normal"/>
    </style:style>
    <style:style style:name="P31" style:family="paragraph" style:parent-style-name="Table_20_Contents">
      <style:text-properties style:font-name="Verdana" fo:font-style="normal" fo:font-weight="bold" style:font-style-asian="normal" style:font-weight-asian="bold" style:font-style-complex="normal" style:font-weight-complex="bold"/>
    </style:style>
    <style:style style:name="P32" style:family="paragraph" style:parent-style-name="Table_20_Contents">
      <style:text-properties style:font-name="Verdana" fo:font-style="normal" style:font-style-asian="normal" style:font-style-complex="normal"/>
    </style:style>
    <style:style style:name="P33" style:family="paragraph" style:parent-style-name="Table_20_Contents">
      <style:text-properties style:font-name="Verdana" fo:font-style="normal" style:font-style-asian="normal" style:font-style-complex="normal" style:text-rotation-angle="90" style:text-rotation-scale="line-height"/>
    </style:style>
    <style:style style:name="P34" style:family="paragraph" style:parent-style-name="Table_20_Contents">
      <style:text-properties fo:color="#000000" loext:opacity="100%" style:font-name="Tahoma"/>
    </style:style>
    <style:style style:name="P35" style:family="paragraph" style:parent-style-name="Table_20_Contents">
      <style:text-properties fo:color="#000000" loext:opacity="100%" style:font-name="Tahoma" officeooo:rsid="0009591f" officeooo:paragraph-rsid="0009591f"/>
    </style:style>
    <style:style style:name="P36" style:family="paragraph" style:parent-style-name="Table_20_Contents">
      <style:paragraph-properties fo:text-align="center" style:justify-single-word="false"/>
      <style:text-properties fo:color="#000000" loext:opacity="100%" style:font-name="Tahoma" fo:font-size="12pt" officeooo:rsid="0009591f" officeooo:paragraph-rsid="0009591f" style:font-size-asian="12pt" style:font-size-complex="12pt"/>
    </style:style>
    <style:style style:name="P37" style:family="paragraph" style:parent-style-name="Table_20_Contents">
      <style:text-properties fo:color="#000000" loext:opacity="100%" style:font-name="Verdana" fo:font-size="12pt" style:font-size-asian="12pt" style:font-size-complex="12pt"/>
    </style:style>
    <style:style style:name="P38" style:family="paragraph" style:parent-style-name="Table_20_Contents">
      <style:text-properties fo:color="#000000" loext:opacity="100%" style:font-name="Verdana" fo:font-size="12pt" fo:language="zxx" fo:country="none" officeooo:rsid="0009591f" officeooo:paragraph-rsid="0009591f" style:font-size-asian="12pt" style:language-asian="zxx" style:country-asian="none" style:font-size-complex="12pt" style:language-complex="zxx" style:country-complex="none"/>
    </style:style>
    <style:style style:name="P39" style:family="paragraph" style:parent-style-name="Standard" style:list-style-name="L1">
      <style:text-properties style:font-name="Verdana" fo:font-weight="bold" style:font-weight-asian="bold" style:font-weight-complex="bold"/>
    </style:style>
    <style:style style:name="P40" style:family="paragraph" style:parent-style-name="Standard" style:list-style-name="L1">
      <style:text-properties style:font-name="Verdana"/>
    </style:style>
    <style:style style:name="P41" style:family="paragraph" style:parent-style-name="Standard" style:list-style-name="L1">
      <style:text-properties style:font-name="Verdana" fo:font-weight="normal" style:font-weight-asian="normal" style:font-weight-complex="normal"/>
    </style:style>
    <style:style style:name="P42" style:family="paragraph" style:parent-style-name="Standard">
      <style:text-properties style:font-name="Verdana" fo:font-style="normal" style:font-style-asian="normal" style:font-style-complex="normal"/>
    </style:style>
    <style:style style:name="P43" style:family="paragraph" style:parent-style-name="Standard" style:list-style-name="L1">
      <style:text-properties style:font-name="Verdana" fo:font-style="normal" style:font-style-asian="normal" style:font-style-complex="normal"/>
    </style:style>
    <style:style style:name="P44" style:family="paragraph" style:parent-style-name="Standard">
      <style:text-properties style:font-name="Verdana" fo:font-style="normal" officeooo:rsid="000d25a8" officeooo:paragraph-rsid="000d25a8" style:font-style-asian="normal" style:font-style-complex="normal"/>
    </style:style>
    <style:style style:name="P45" style:family="paragraph" style:parent-style-name="Standard">
      <style:text-properties style:font-name="Verdana" fo:font-style="normal" officeooo:rsid="000f9cfb" officeooo:paragraph-rsid="000f9cfb" style:font-style-asian="normal" style:font-style-complex="normal"/>
    </style:style>
    <style:style style:name="P46" style:family="paragraph" style:parent-style-name="Standard">
      <style:text-properties style:font-name="Verdana" fo:font-style="normal" officeooo:paragraph-rsid="0011af93" style:font-style-asian="normal" style:font-style-complex="normal"/>
    </style:style>
    <style:style style:name="P47" style:family="paragraph" style:parent-style-name="Standard" style:list-style-name="L2">
      <style:text-properties fo:color="#ff3333" loext:opacity="100%" style:font-name="Verdana" fo:font-style="normal" fo:font-weight="normal" style:font-style-asian="normal" style:font-weight-asian="normal" style:font-style-complex="normal" style:font-weight-complex="normal"/>
    </style:style>
    <style:style style:name="P48" style:family="paragraph" style:parent-style-name="Standard" style:list-style-name="L2">
      <style:text-properties fo:color="#ff3333" loext:opacity="100%" style:text-outline="false" style:text-line-through-style="none" style:text-line-through-type="none" style:font-name="Verdan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P49" style:family="paragraph" style:parent-style-name="Standard">
      <style:text-properties officeooo:paragraph-rsid="000f9cfb"/>
    </style:style>
    <style:style style:name="P50" style:family="paragraph" style:parent-style-name="Standard">
      <style:text-properties fo:color="#000000" loext:opacity="100%" style:font-name="Verdana" fo:font-style="normal" fo:font-weight="normal" officeooo:rsid="0016c040" officeooo:paragraph-rsid="0016c040" style:font-style-asian="normal" style:font-weight-asian="normal" style:font-style-complex="normal" style:font-weight-complex="normal"/>
    </style:style>
    <style:style style:name="P51" style:family="paragraph" style:parent-style-name="Standard" style:list-style-name="L1">
      <style:paragraph-properties fo:break-before="page"/>
      <style:text-properties style:font-name="Verdana" fo:font-size="14pt" style:font-size-asian="14pt" style:font-size-complex="14pt"/>
    </style:style>
    <style:style style:name="P52" style:family="paragraph" style:parent-style-name="Standard" style:list-style-name="L1">
      <style:paragraph-properties fo:break-before="page"/>
      <style:text-properties style:font-name="Verdana" fo:font-size="14pt" fo:font-style="normal" style:font-size-asian="14pt" style:font-style-asian="normal" style:font-size-complex="14pt" style:font-style-complex="normal"/>
    </style:style>
    <style:style style:name="P53" style:family="paragraph" style:parent-style-name="Table_20_Contents">
      <style:text-properties fo:color="#000000" loext:opacity="100%" style:font-name="Verdana" fo:font-size="12pt" style:font-size-asian="12pt" style:font-size-complex="12pt"/>
    </style:style>
    <style:style style:name="P54" style:family="paragraph" style:parent-style-name="Table_20_Contents">
      <style:text-properties fo:color="#000000" loext:opacity="100%" style:font-name="Verdana" fo:font-size="12pt" officeooo:rsid="000f9cfb" officeooo:paragraph-rsid="000f9cfb" style:font-size-asian="12pt" style:font-size-complex="12pt"/>
    </style:style>
    <style:style style:name="P55" style:family="paragraph" style:parent-style-name="Table_20_Contents">
      <style:text-properties fo:color="#000000" loext:opacity="100%" style:font-name="Verdana" fo:font-size="12pt" officeooo:rsid="0012b596" officeooo:paragraph-rsid="0012b596" style:font-size-asian="12pt" style:font-size-complex="12pt"/>
    </style:style>
    <style:style style:name="P56" style:family="paragraph" style:parent-style-name="Table_20_Contents">
      <style:text-properties fo:color="#000000" loext:opacity="100%" style:font-name="Verdana" fo:font-size="12pt" fo:language="zxx" fo:country="none" officeooo:rsid="0009591f" officeooo:paragraph-rsid="0009591f" style:font-size-asian="12pt" style:language-asian="zxx" style:country-asian="none" style:font-size-complex="12pt" style:language-complex="zxx" style:country-complex="none"/>
    </style:style>
    <style:style style:name="P57" style:family="paragraph" style:parent-style-name="Table_20_Contents">
      <style:text-properties fo:color="#000000" loext:opacity="100%" style:font-name="Verdana" fo:font-size="12pt" fo:language="zxx" fo:country="none" officeooo:rsid="0009591f" officeooo:paragraph-rsid="000f9cfb" style:font-size-asian="12pt" style:language-asian="zxx" style:country-asian="none" style:font-size-complex="12pt" style:language-complex="zxx" style:country-complex="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style:text-outline="false" style:text-line-through-style="none" style:text-line-through-type="none" fo:font-size="12pt" fo:text-shadow="none" style:text-underline-style="none" style:letter-kerning="true" style:font-name-asian="Arial1" style:font-size-asian="12pt" style:font-name-complex="Arial1" style:font-size-complex="12pt" style:text-emphasize="none"/>
    </style:style>
    <style:style style:name="T5" style:family="text">
      <style:text-properties style:text-outline="false" style:text-line-through-style="none" style:text-line-through-type="none" fo:font-size="12pt" fo:text-shadow="none" style:text-underline-style="none" style:letter-kerning="true" style:font-name-asian="Tahoma" style:font-size-asian="12pt" style:font-name-complex="Tahoma" style:font-size-complex="12pt" style:text-emphasize="none"/>
    </style:style>
    <style:style style:name="T6" style:family="text">
      <style:text-properties fo:color="#000000" loext:opacity="100%" style:font-name="Verdana" fo:font-size="12pt" fo:language="zxx" fo:country="none" fo:font-weight="normal" officeooo:rsid="0009591f" style:font-size-asian="12pt" style:language-asian="zxx" style:country-asian="none" style:font-weight-asian="normal" style:font-size-complex="12pt" style:language-complex="zxx" style:country-complex="none" style:font-weight-complex="normal"/>
    </style:style>
    <style:style style:name="T7" style:family="text">
      <style:text-properties fo:color="#000000" loext:opacity="100%" style:font-name="Verdana" fo:font-size="12pt" fo:language="zxx" fo:country="none" fo:font-weight="normal" officeooo:rsid="000a4f9a" style:font-size-asian="12pt" style:language-asian="zxx" style:country-asian="none" style:font-weight-asian="normal" style:font-size-complex="12pt" style:language-complex="zxx" style:country-complex="none" style:font-weight-complex="normal"/>
    </style:style>
    <style:style style:name="T8" style:family="text">
      <style:text-properties fo:color="#000000" loext:opacity="100%" style:font-name="Verdana" fo:font-size="12pt" fo:language="de" fo:country="DE" fo:font-weight="normal" officeooo:rsid="0009591f" style:font-size-asian="12pt" style:language-asian="zxx" style:country-asian="none" style:font-weight-asian="normal" style:font-size-complex="12pt" style:language-complex="zxx" style:country-complex="none" style:font-weight-complex="normal"/>
    </style:style>
    <style:style style:name="T9" style:family="text">
      <style:text-properties fo:color="#000000" loext:opacity="100%" style:font-name="Verdana" fo:font-size="12pt" fo:language="de" fo:country="DE" fo:font-weight="normal" officeooo:rsid="000a4f9a" style:font-size-asian="12pt" style:language-asian="zxx" style:country-asian="none" style:font-weight-asian="normal" style:font-size-complex="12pt" style:language-complex="zxx" style:country-complex="none" style:font-weight-complex="normal"/>
    </style:style>
    <style:style style:name="T10" style:family="text">
      <style:text-properties fo:language="de" fo:country="DE"/>
    </style:style>
    <style:style style:name="T11" style:family="text">
      <style:text-properties style:font-name="Verdana" fo:font-weight="normal" style:font-weight-asian="normal" style:font-weight-complex="normal"/>
    </style:style>
    <style:style style:name="T12" style:family="text">
      <style:text-properties style:font-name="Verdana" fo:font-weight="normal" officeooo:rsid="000a4f9a" style:font-weight-asian="normal" style:font-weight-complex="normal"/>
    </style:style>
    <style:style style:name="T13" style:family="text">
      <style:text-properties style:font-name="Verdana" fo:language="zxx" fo:country="none" fo:font-weight="normal" officeooo:rsid="000a4f9a" style:language-asian="zxx" style:country-asian="none" style:font-weight-asian="normal" style:language-complex="zxx" style:country-complex="none" style:font-weight-complex="normal"/>
    </style:style>
    <style:style style:name="T14" style:family="text">
      <style:text-properties style:font-name="Verdana" fo:language="zxx" fo:country="none" fo:font-style="normal" officeooo:rsid="000f9cfb" style:language-asian="zxx" style:country-asian="none" style:font-style-asian="normal" style:language-complex="zxx" style:country-complex="none" style:font-style-complex="normal"/>
    </style:style>
    <style:style style:name="T15" style:family="text">
      <style:text-properties style:font-name="Verdana" fo:font-style="normal" officeooo:rsid="000f9cfb" style:font-style-asian="normal" style:font-style-complex="normal"/>
    </style:style>
    <style:style style:name="T16" style:family="text">
      <style:text-properties officeooo:rsid="000f9cfb"/>
    </style:style>
    <style:style style:name="T17" style:family="text">
      <style:text-properties officeooo:rsid="0011af93"/>
    </style:style>
    <style:style style:name="T18" style:family="text">
      <style:text-properties officeooo:rsid="0012b596"/>
    </style:style>
    <style:style style:name="T19" style:family="text">
      <style:text-properties fo:color="#ff3333" loext:opacity="100%" fo:font-weight="normal" style:font-weight-asian="normal" style:font-weight-complex="normal"/>
    </style:style>
    <style:style style:name="T20" style:family="text">
      <style:text-properties officeooo:rsid="0016c040"/>
    </style:style>
    <style:style style:name="T21" style:family="text">
      <style:text-properties officeooo:rsid="001aacc3"/>
    </style:style>
    <style:style style:name="T22" style:family="text">
      <style:text-properties officeooo:rsid="001bc5b0"/>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3" table:style-name="Tabelle3">
        <table:table-column table:style-name="Tabelle3.A"/>
        <table:table-column table:style-name="Tabelle3.B"/>
        <table:table-row>
          <table:table-cell table:style-name="Tabelle3.A1" office:value-type="string">
            <text:p text:style-name="P34">Technische Hochschule Ostwestfalen-Lippe</text:p>
            <text:p text:style-name="P34">Fachbereich Elektrotechnik und Technische Informatik</text:p>
            <text:p text:style-name="P34">Modul "Software Lifecycle Management"</text:p>
          </table:table-cell>
          <table:table-cell table:style-name="Tabelle3.B1" office:value-type="string">
            <text:p text:style-name="P35">Philip Holstein, Felix Schnüll, Tim Zarges<text:line-break/>1<text:span text:style-name="T21">7</text:span>.05.2024</text:p>
          </table:table-cell>
        </table:table-row>
      </table:table>
      <text:p text:style-name="Standard"/>
      <text:p text:style-name="P1"/>
      <text:p text:style-name="P2"/>
      <text:p text:style-name="P22">DreamCatcher</text:p>
      <text:p text:style-name="P14"/>
      <text:p text:style-name="P14"/>
      <text:p text:style-name="P15">Lastenheft</text:p>
      <text:p text:style-name="P2"/>
      <text:p text:style-name="P16"/>
      <text:p text:style-name="P7"/>
      <text:p text:style-name="P7"/>
      <text:p text:style-name="P7"/>
      <text:p text:style-name="P7"/>
      <text:p text:style-name="P7"/>
      <text:p text:style-name="P7"/>
      <text:p text:style-name="P3"/>
      <text:p text:style-name="P3"/>
      <text:p text:style-name="P3"/>
      <text:p text:style-name="P3"/>
      <text:p text:style-name="P3"/>
      <text:p text:style-name="P3"/>
      <text:p text:style-name="P3"/>
      <text:p text:style-name="P3"/>
      <text:p text:style-name="P36">Philip Holstein, Felix Schnüll, Tim Zarges</text:p>
      <text:p text:style-name="P23">philip.holstein@<text:span text:style-name="T10">stud.th-owl.de</text:span></text:p>
      <text:p text:style-name="P23">1<text:span text:style-name="T22">7</text:span>.05.2024</text:p>
      <text:p text:style-name="P24"/>
      <text:p text:style-name="P8">Hinweise:</text:p>
      <text:p text:style-name="P9"/>
      <text:p text:style-name="P4">Das Lastenheft stellt die Grundlage für </text:p>
      <text:p text:style-name="P4">das Pflichtenheft dar (siehe Datei "002_Pflichtenheft").</text:p>
      <text:p text:style-name="P4">Die Strukturelemente des Lastenhefts finden Sie dort (neben </text:p>
      <text:p text:style-name="P4">erweiternden und zusätzlichen Unterkapiteln) dann wieder.</text:p>
      <text:p text:style-name="P9"/>
      <text:p text:style-name="P5">Alle roten Texte sollen für das Praktikumsprojekt bearbeitet/gelöscht werden.</text:p>
      <text:p text:style-name="P4"/>
      <text:p text:style-name="P5">Nicht benötigte Unterkapitel oder Kategorien können/sollen mit "keine"/"nicht notwendig"/o.ä. beschrieben werden.</text:p>
      <text:p text:style-name="P27">Inhaltsverzeichnis</text:p>
      <text:list xml:id="list4276601894" text:style-name="L1">
        <text:list-header>
          <text:p text:style-name="P39"/>
        </text:list-header>
        <text:list-item>
          <text:p text:style-name="P40"><text:span text:style-name="T1">Formales </text:span><text:span text:style-name="T2">(formality)</text:span></text:p>
          <text:list>
            <text:list-item>
              <text:p text:style-name="P41">Dokumentversionen (document versions)</text:p>
            </text:list-item>
            <text:list-item>
              <text:p text:style-name="P41">Namen von Software und Hersteller (producer and software names)</text:p>
            </text:list-item>
            <text:list-item>
              <text:p text:style-name="P41">Ansprechpartner und Kontaktinformationen (contact persons and details)</text:p>
            </text:list-item>
            <text:list-item>
              <text:p text:style-name="P40">Definitionen, Akronyme und Abkürzungen (definitions)</text:p>
            </text:list-item>
            <text:list-item>
              <text:p text:style-name="P40">Referenzen (references)</text:p>
            </text:list-item>
          </text:list>
        </text:list-item>
      </text:list>
      <text:p text:style-name="P13"/>
      <text:list xml:id="list101039803991054" text:continue-numbering="true" text:style-name="L1">
        <text:list-item>
          <text:p text:style-name="P40"><text:span text:style-name="T1">Beschreibung</text:span> (description)</text:p>
          <text:list>
            <text:list-item>
              <text:p text:style-name="P40">Zweck des Anforderungsdokuments (purpose)</text:p>
            </text:list-item>
            <text:list-item>
              <text:p text:style-name="P40">Zielbestimmung des Produkts (goals)</text:p>
            </text:list-item>
            <text:list-item>
              <text:p text:style-name="P40">Anwendungsbereiche des Produkts (scope)</text:p>
            </text:list-item>
            <text:list-item>
              <text:p text:style-name="P40">Produktperspektive (perspective)</text:p>
            </text:list-item>
            <text:list-item>
              <text:p text:style-name="P40">Funktionale Anforderungen (functional requirements)</text:p>
            </text:list-item>
            <text:list-item>
              <text:p text:style-name="P40">Daten (data)</text:p>
            </text:list-item>
            <text:list-item>
              <text:p text:style-name="P40">Nicht-Funktionale Anforderungen (non-functional requirements)</text:p>
            </text:list-item>
            <text:list-item>
              <text:p text:style-name="P40">Allgemeine Beschränkungen (general constraints)</text:p>
            </text:list-item>
            <text:list-item>
              <text:p text:style-name="P40">Voraussetzungen (assumptions)</text:p>
            </text:list-item>
            <text:list-item>
              <text:p text:style-name="P40">Abhängigkeiten (dependencies)</text:p>
            </text:list-item>
            <text:list-item>
              <text:p text:style-name="P40">Abnahmekriterien (acceptance criteria)</text:p>
            </text:list-item>
            <text:list-item>
              <text:p text:style-name="P40">Ergänzungen (supplement)</text:p>
            </text:list-item>
          </text:list>
        </text:list-item>
      </text:list>
      <text:p text:style-name="P13"/>
      <text:list xml:id="list101039221271735" text:continue-numbering="true" text:style-name="L1">
        <text:list-item>
          <text:p text:style-name="P40"><text:span text:style-name="T1">Anhang</text:span> (appendix)</text:p>
          <text:list>
            <text:list-item>
              <text:p text:style-name="P40">Diagramme (diagrams)</text:p>
            </text:list-item>
            <text:list-item>
              <text:p text:style-name="P40">Tabellen (tables)</text:p>
            </text:list-item>
            <text:list-item>
              <text:p text:style-name="P40">Sonstiges (miscellaneous)</text:p>
            </text:list-item>
          </text:list>
        </text:list-item>
        <text:list-item text:start-value="0">
          <text:p text:style-name="P51"><text:span text:style-name="T1">Formales </text:span><text:span text:style-name="T2">(formality)</text:span></text:p>
        </text:list-item>
      </text:list>
      <text:p text:style-name="P17"/>
      <text:list xml:id="list101040468367241" text:continue-numbering="true" text:style-name="L1">
        <text:list-item>
          <text:list>
            <text:list-item>
              <text:p text:style-name="P41">Dokumentversionen (document versions)</text:p>
            </text:list-item>
          </text:list>
        </text:list-item>
      </text:list>
      <text:p text:style-name="P21"/>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0">Version</text:p>
          </table:table-cell>
          <table:table-cell table:style-name="Tabelle1.A1" office:value-type="string">
            <text:p text:style-name="P30">Datum</text:p>
          </table:table-cell>
          <table:table-cell table:style-name="Tabelle1.A1" office:value-type="string">
            <text:p text:style-name="P30">Bearbeiter</text:p>
          </table:table-cell>
          <table:table-cell table:style-name="Tabelle1.D1" office:value-type="string">
            <text:p text:style-name="P30">Beschreibung, Änderung</text:p>
          </table:table-cell>
        </table:table-row>
        <table:table-row>
          <table:table-cell table:style-name="Tabelle1.A2" office:value-type="string">
            <text:p text:style-name="P37">1.0</text:p>
            <text:p text:style-name="P37"/>
          </table:table-cell>
          <table:table-cell table:style-name="Tabelle1.B2" office:value-type="date" office:date-value="2024-05-16">
            <text:p text:style-name="P38">16.05.24</text:p>
          </table:table-cell>
          <table:table-cell table:style-name="Tabelle1.A2" office:value-type="string">
            <text:p text:style-name="P38">Holstein</text:p>
          </table:table-cell>
          <table:table-cell table:style-name="Tabelle1.D4" office:value-type="string">
            <text:p text:style-name="P37">Ersterstellung</text:p>
          </table:table-cell>
        </table:table-row>
        <table:table-row>
          <table:table-cell table:style-name="Tabelle1.A2" office:value-type="string">
            <text:p text:style-name="P54">1.1</text:p>
          </table:table-cell>
          <table:table-cell table:style-name="Tabelle1.B2" office:value-type="date" office:date-value="2024-05-17">
            <text:p text:style-name="P38">1<text:span text:style-name="T16">7</text:span>.05.24</text:p>
          </table:table-cell>
          <table:table-cell table:style-name="Tabelle1.A2" office:value-type="string">
            <text:p text:style-name="P57">Holstein</text:p>
          </table:table-cell>
          <table:table-cell table:style-name="Tabelle1.D4" office:value-type="string">
            <text:p text:style-name="P55">Ergänzung: c) d) <text:span text:style-name="T20">e)</text:span></text:p>
          </table:table-cell>
        </table:table-row>
        <table:table-row>
          <table:table-cell table:style-name="Tabelle1.A2" office:value-type="string">
            <text:p text:style-name="P28"/>
          </table:table-cell>
          <table:table-cell table:style-name="Tabelle1.A2" office:value-type="string">
            <text:p text:style-name="P28"/>
          </table:table-cell>
          <table:table-cell table:style-name="Tabelle1.A2" office:value-type="string">
            <text:p text:style-name="P28"/>
          </table:table-cell>
          <table:table-cell table:style-name="Tabelle1.D4" office:value-type="string">
            <text:p text:style-name="P28"/>
          </table:table-cell>
        </table:table-row>
      </table:table>
      <text:p text:style-name="P17"/>
      <text:list xml:id="list101040323734548" text:continue-numbering="true" text:style-name="L1">
        <text:list-item>
          <text:list>
            <text:list-item>
              <text:p text:style-name="P41">Namen von Software und Hersteller (producer and software names)</text:p>
            </text:list-item>
          </text:list>
        </text:list-item>
      </text:list>
      <text:p text:style-name="P18"/>
      <text:p text:style-name="P26"><text:span text:style-name="T12">Softwarename: <text:tab/><text:tab/><text:tab/></text:span><text:span text:style-name="T13">DreamCatcher</text:span></text:p>
      <text:p text:style-name="P26"><text:span text:style-name="T12">Herstellende Firma: <text:tab/><text:tab/></text:span><text:span text:style-name="T13">Dreams</text:span><text:span text:style-name="T12"> GmbH &amp; Co. KG</text:span></text:p>
      <text:p text:style-name="P17"/>
      <text:p text:style-name="P17"/>
      <text:list xml:id="list101039325774385" text:continue-numbering="true" text:style-name="L1">
        <text:list-item>
          <text:list>
            <text:list-item>
              <text:p text:style-name="P41">Ansprechpartner und Kontaktinformationen (contact persons and details)</text:p>
            </text:list-item>
          </text:list>
        </text:list-item>
      </text:list>
      <text:p text:style-name="P17"/>
      <text:p text:style-name="P17">Projektleiter: <text:tab/></text:p>
      <text:p text:style-name="P26"><text:span text:style-name="T13">Philip Holstein</text:span><text:span text:style-name="T11"><text:tab/><text:tab/>– <text:tab/></text:span><text:a xlink:type="simple" xlink:href="mailto:philip.holstein@stud.th-owl.de" text:style-name="Internet_20_link" text:visited-style-name="Visited_20_Internet_20_Link"><text:span text:style-name="T6">philip.holstein@</text:span></text:a><text:a xlink:type="simple" xlink:href="mailto:philip.holstein@stud.th-owl.de" text:style-name="Internet_20_link" text:visited-style-name="Visited_20_Internet_20_Link"><text:span text:style-name="T8">stud.th-owl.de</text:span></text:a></text:p>
      <text:p text:style-name="P26"><text:span text:style-name="T8"><text:line-break/></text:span><text:span text:style-name="T9">Entwickler:<text:line-break/></text:span><text:span text:style-name="T7">Philip Holstein, </text:span><text:span text:style-name="T9">Felix Schnüll, Tim Zarges</text:span></text:p>
      <text:p text:style-name="P11"/>
      <text:p text:style-name="P17"/>
      <text:list xml:id="list101038565034616" text:continue-numbering="true" text:style-name="L1">
        <text:list-item>
          <text:list>
            <text:list-item>
              <text:p text:style-name="P40">Definitionen, Akronyme und Abkürzungen (definitions)</text:p>
            </text:list-item>
          </text:list>
        </text:list-item>
      </text:list>
      <text:p text:style-name="P10"/>
      <text:p text:style-name="P10">----</text:p>
      <text:p text:style-name="P13"/>
      <text:list xml:id="list101039612611412" text:continue-numbering="true" text:style-name="L1">
        <text:list-item>
          <text:list>
            <text:list-item>
              <text:p text:style-name="P40">Referenzen (references)</text:p>
            </text:list-item>
          </text:list>
        </text:list-item>
      </text:list>
      <text:p text:style-name="P13"/>
      <text:p text:style-name="P10">----</text:p>
      <text:p text:style-name="P13"/>
      <text:list xml:id="list101040668866520" text:continue-numbering="true" text:style-name="L1">
        <text:list-item>
          <text:p text:style-name="P52"><text:span text:style-name="T1">Beschreibung</text:span> (description)</text:p>
        </text:list-item>
      </text:list>
      <text:p text:style-name="P19"/>
      <text:list xml:id="list101040221602442" text:continue-numbering="true" text:style-name="L1">
        <text:list-item>
          <text:list>
            <text:list-item>
              <text:p text:style-name="P43">Zweck des Anforderungsdokuments (purpose)</text:p>
            </text:list-item>
          </text:list>
        </text:list-item>
      </text:list>
      <text:p text:style-name="P19"/>
      <text:p text:style-name="P25">Dieses Lastenheft erfasst die notwendigen Anforderungen für die erfolgreiche Umsetzung des Projekts. Es enthält die Spezifikationen der Software und deren Funktionalitäten. Das Dokument dient als Orientierungshilfe für die Entwicklung, die von der beauftragten Firma durchgeführt wird. Es wird der beauftragten Firma zur Verfügung gestellt.</text:p>
      <text:p text:style-name="P19"/>
      <text:list xml:id="list101038851802405" text:continue-numbering="true" text:style-name="L1">
        <text:list-item>
          <text:list>
            <text:list-item>
              <text:p text:style-name="P43">Zielbestimmung des Produktseinsatzes (goals)</text:p>
            </text:list-item>
          </text:list>
        </text:list-item>
      </text:list>
      <text:p text:style-name="P19"/>
      <text:p text:style-name="P44">Die Software "DreamCatcher" soll es Nutzern ermöglichen ihre Träume papierlos auf einem Mobilgerät zu erfassen und verwalten. </text:p>
      <text:p text:style-name="P19"/>
      <text:list xml:id="list101039244663841" text:continue-numbering="true" text:style-name="L1">
        <text:list-item>
          <text:list>
            <text:list-item>
              <text:p text:style-name="P43">Anwendungsbereiche des Produkts (scope)</text:p>
            </text:list-item>
          </text:list>
        </text:list-item>
      </text:list>
      <text:p text:style-name="P19"/>
      <text:p text:style-name="P45">Um es dem Nutzer es möglich einfach zu machen seine Träume kurz nach dem aufwachen zu notieren, ist die Software primär als App für Smartphones gedacht. Um möglichst viele Nutzer anzusprechen wird das Betriebssystem Android als Zielsystem betrachtet. </text:p>
      <text:p text:style-name="P49"><text:span text:style-name="T15">Die App wird von Privatnutzern täglich nach dem Aufwachen genutzt und soll über den </text:span><text:span text:style-name="T14">Google App Store installiert werden können.</text:span></text:p>
      <text:p text:style-name="P19"/>
      <text:list xml:id="list101040543697322" text:continue-numbering="true" text:style-name="L1">
        <text:list-item>
          <text:list>
            <text:list-item>
              <text:p text:style-name="P43">Produktperspektive (perspective)</text:p>
            </text:list-item>
          </text:list>
        </text:list-item>
      </text:list>
      <text:p text:style-name="P19"/>
      <text:p text:style-name="P46"><text:span text:style-name="T17">Menschen vergessen nach aufwachen meist in kurzer Zeit was sie in der Nacht geträumt haben. Man hat also nur ein kurzen Zeitraum um diese Träume festgehalten. Daher muss die Software schnell erreichbar für den Nutzer sein. Dies lässt sich am besten über eine Smartphone App realisieren, da viele Menschen das Smartphone soagr selbst als Wecker benutzen.<text:line-break/>Träume spiegeln unser Unterbewusstsein wider und bieten wertvolle Einblicke in unsere Emotionen, Gedanken und Wünsche. Zudem kann das Führen eines Traumtagebuchs die Erinnerung an Träume verbessern, die Kreativität fördern und sogar bei der Lösung von Problemen unterstützen.</text:span></text:p>
      <text:p text:style-name="P19"/>
      <text:list xml:id="list101039496298028" text:continue-numbering="true" text:style-name="L1">
        <text:list-item>
          <text:list>
            <text:list-item>
              <text:p text:style-name="P43">Funktionale Anforderungen (functional requirements)</text:p>
            </text:list-item>
          </text:list>
        </text:list-item>
      </text:list>
      <text:p text:style-name="P19"/>
      <text:p text:style-name="P19">- <text:span text:style-name="T18">Die App soll auf Android Smartphones lauffähig sein.</text:span></text:p>
      <text:p text:style-name="P19">- <text:span text:style-name="T18">Die App ermöglicht es einem über eine Bildschirmtastatur Texte zu verfassen und diese lokal auf dem Gerät zu speichern. Die Ansicht für das Verfassen des Textes soll beim aufrufen der App sofort aufgerufen werden.</text:span></text:p>
      <text:p text:style-name="P19">- <text:span text:style-name="T18">Die App bietet eine Ansicht um gespeicherte Texte erneut anzuschauen. Über das wischen mit dem Finger nach links oder rechts soll man die Texte wechseln können.</text:span></text:p>
      <text:p text:style-name="P12"/>
      <text:list xml:id="list101038869245586" text:continue-numbering="true" text:style-name="L1">
        <text:list-item>
          <text:list>
            <text:list-item>
              <text:p text:style-name="P43">Daten (data)</text:p>
            </text:list-item>
          </text:list>
        </text:list-item>
      </text:list>
      <text:p text:style-name="P19"/>
      <text:p text:style-name="P50">Textdaten: Texte die der Nutzer verfasst hat werden gespeichert.</text:p>
      <text:p text:style-name="P50"><text:soft-page-break/>Zeitdaten: Datum &amp; Uhrzeit der verfassten Texte werden gespeichert</text:p>
      <text:p text:style-name="P50">Alle Daten werden Lokal gespeichert.</text:p>
      <text:p text:style-name="P19"/>
      <text:list xml:id="list101040431879945" text:continue-numbering="true" text:style-name="L1">
        <text:list-item>
          <text:list>
            <text:list-item>
              <text:p text:style-name="P43">Nicht-Funktionale Anforderungen (non-functional requirements)</text:p>
            </text:list-item>
          </text:list>
        </text:list-item>
      </text:list>
      <text:p text:style-name="P19"/>
      <text:p text:style-name="P12">Gibt es bestimmte Anforderungen, die nicht-funktionaler Art sind (<text:span text:style-name="T1">nicht-funktionale Anforderungen</text:span>): Bestimmte Vorgaben an Geschwindigkeit, Datenumfang, Genauigkeit, Zuverlässigkeit, gute Benutzbarkeit, Effizienz, etc. Versuchen Sie auch möglichst quantitativ zu werden, d.h. messbar zu werden. Erst damit sind in der Regel Vergleiche möglich ("erfüllt", "nicht erfüllt"). Es kann beispielsweise zusätzlich die Vorlage nach IEC/ISO 25010 verwendet werden:</text:p>
      <text:p text:style-name="P12"/>
      <table:table table:name="Tabelle2" table:style-name="Tabelle2">
        <table:table-column table:style-name="Tabelle2.A"/>
        <table:table-column table:style-name="Tabelle2.B"/>
        <table:table-column table:style-name="Tabelle2.C" table:number-columns-repeated="2"/>
        <table:table-column table:style-name="Tabelle2.E"/>
        <table:table-row>
          <table:table-cell table:style-name="Tabelle2.A1" office:value-type="string">
            <text:p text:style-name="P31">Produktqualität</text:p>
          </table:table-cell>
          <table:table-cell table:style-name="Tabelle2.A1" office:value-type="string">
            <text:p text:style-name="P32">Kommentar</text:p>
          </table:table-cell>
          <table:table-cell table:style-name="Tabelle2.A1" office:value-type="string">
            <text:p text:style-name="P33">Hoch</text:p>
          </table:table-cell>
          <table:table-cell table:style-name="Tabelle2.A1" office:value-type="string">
            <text:p text:style-name="P33">Normal</text:p>
          </table:table-cell>
          <table:table-cell table:style-name="Tabelle2.E1" office:value-type="string">
            <text:p text:style-name="P33">Nicht relevant</text:p>
          </table:table-cell>
        </table:table-row>
        <table:table-row>
          <table:table-cell table:style-name="Tabelle2.A2" office:value-type="string">
            <text:p text:style-name="P32">Funktionalität</text:p>
          </table:table-cell>
          <table:table-cell table:style-name="Tabelle2.A2" office:value-type="string">
            <text:p text:style-name="P12">Allgemeine Anforderungen an die Funktionen, die unter "funktionale Anforderungen" beschrieben worden sind. Was ist allgemein dazu zu sagen, in wieweit sind die funktionalen Anforderungen z.B. zu erfüllen, relevant (welche sind relevanter als andere), welche Qualitätsgrade gibt es, usw.</text:p>
          </table:table-cell>
          <table:table-cell table:style-name="Tabelle2.A2" office:value-type="string">
            <text:p text:style-name="P29">x</text:p>
          </table:table-cell>
          <table:table-cell table:style-name="Tabelle2.A2" office:value-type="string">
            <text:p text:style-name="P29">x</text:p>
          </table:table-cell>
          <table:table-cell table:style-name="Tabelle2.E2" office:value-type="string">
            <text:p text:style-name="P29">x</text:p>
          </table:table-cell>
        </table:table-row>
        <table:table-row>
          <table:table-cell table:style-name="Tabelle2.A2" office:value-type="string">
            <text:p text:style-name="P32">Leistungseffizienz</text:p>
          </table:table-cell>
          <table:table-cell table:style-name="Tabelle2.A2" office:value-type="string">
            <text:p text:style-name="P12">Wie schnell oder performant, wieviel Bedarf an statischem und dynamischem Speicher, welche Grafikkarten oder Prozessor sind notwendig, müssen spezielle Optimierer verwendet werden, etc. Beispiel:"Muss sehr schnell laufen" ist eine schlechte Anforderung (-Was- muss -Wie- schnell laufen?).</text:p>
          </table:table-cell>
          <table:table-cell table:style-name="Tabelle2.A2" office:value-type="string">
            <text:p text:style-name="P29">x</text:p>
          </table:table-cell>
          <table:table-cell table:style-name="Tabelle2.A2" office:value-type="string">
            <text:p text:style-name="P29">x</text:p>
          </table:table-cell>
          <table:table-cell table:style-name="Tabelle2.E2" office:value-type="string">
            <text:p text:style-name="P29">x</text:p>
          </table:table-cell>
        </table:table-row>
        <table:table-row>
          <table:table-cell table:style-name="Tabelle2.A2" office:value-type="string">
            <text:p text:style-name="P32">Kompabilität</text:p>
          </table:table-cell>
          <table:table-cell table:style-name="Tabelle2.A2" office:value-type="string">
            <text:p text:style-name="P12">Zusammenarbeit mit anderen Systemen, welche Plattform, womit ist das Produkt kombinierbar oder verschaltbar, etc. Wie ist der technische Umgang mit Schnittstellen und welche Güte/Qualität soll hier erreicht?</text:p>
          </table:table-cell>
          <table:table-cell table:style-name="Tabelle2.A2" office:value-type="string">
            <text:p text:style-name="P29">x</text:p>
          </table:table-cell>
          <table:table-cell table:style-name="Tabelle2.A2" office:value-type="string">
            <text:p text:style-name="P29">x</text:p>
          </table:table-cell>
          <table:table-cell table:style-name="Tabelle2.E2" office:value-type="string">
            <text:p text:style-name="P29">x</text:p>
          </table:table-cell>
        </table:table-row>
        <table:table-row>
          <table:table-cell table:style-name="Tabelle2.A2" office:value-type="string">
            <text:p text:style-name="P32">Benutzbarkeit</text:p>
          </table:table-cell>
          <table:table-cell table:style-name="Tabelle2.A2" office:value-type="string">
            <text:p text:style-name="P12">Wie Bedienerfreundlich, ansehnlich, verständlich, einsehbar, einfach zugänglich, etc. - Wie einfach ist das Verständnis und die Nutzung, in Bezug auf Zeit, Eingabeschritte, zu lesende Informationen, usw.</text:p>
          </table:table-cell>
          <table:table-cell table:style-name="Tabelle2.A2" office:value-type="string">
            <text:p text:style-name="P29">x</text:p>
          </table:table-cell>
          <table:table-cell table:style-name="Tabelle2.A2" office:value-type="string">
            <text:p text:style-name="P29">x</text:p>
          </table:table-cell>
          <table:table-cell table:style-name="Tabelle2.E2" office:value-type="string">
            <text:p text:style-name="P29">x</text:p>
          </table:table-cell>
        </table:table-row>
        <table:table-row>
          <table:table-cell table:style-name="Tabelle2.A2" office:value-type="string">
            <text:p text:style-name="P32">Zuverlässigkeit</text:p>
          </table:table-cell>
          <table:table-cell table:style-name="Tabelle2.A2" office:value-type="string">
            <text:p text:style-name="P12">Arbeitet die Anwendung auch dann, wenn der Benutzer es will, oder passieren oft <text:soft-page-break/>Programmabstürze (wie oft maximal?), Fehlermeldungen, Rechenfehler, etc. Gibt es Vorgaben zur Fehlerdichte z.B. von Semantikfehlern? Gibt es komplexe/angreifbare/etc. Bausteine der Software, bei denen die Zuverlässigkeit gefährdet ist? Welche Konsequenzen gäbe es? Welche Maßnahmen werden getroffen?</text:p>
          </table:table-cell>
          <table:table-cell table:style-name="Tabelle2.A2" office:value-type="string">
            <text:p text:style-name="P29">x</text:p>
          </table:table-cell>
          <table:table-cell table:style-name="Tabelle2.A2" office:value-type="string">
            <text:p text:style-name="P29">x</text:p>
          </table:table-cell>
          <table:table-cell table:style-name="Tabelle2.E2" office:value-type="string">
            <text:p text:style-name="P29">x</text:p>
          </table:table-cell>
        </table:table-row>
        <table:table-row>
          <table:table-cell table:style-name="Tabelle2.A2" office:value-type="string">
            <text:p text:style-name="P32">Sicherheit</text:p>
          </table:table-cell>
          <table:table-cell table:style-name="Tabelle2.A2" office:value-type="string">
            <text:p text:style-name="P12">Schutz vor Datenklau von außen oder Kontrollverlust durch Hacker, Verletzungsgefahr des Nutzers oder anderer Lebewesen oder Dinge/Gebäude/etc. bei der Bedienung, Sicherheit in Bezug auf Benutzung des Systems, d.h. auch in Verbindung mit der Plattform (gibt es Beschädigungsrisiko), etc.</text:p>
          </table:table-cell>
          <table:table-cell table:style-name="Tabelle2.A2" office:value-type="string">
            <text:p text:style-name="P29">x</text:p>
          </table:table-cell>
          <table:table-cell table:style-name="Tabelle2.A2" office:value-type="string">
            <text:p text:style-name="P29">x</text:p>
          </table:table-cell>
          <table:table-cell table:style-name="Tabelle2.E2" office:value-type="string">
            <text:p text:style-name="P29">x</text:p>
          </table:table-cell>
        </table:table-row>
        <table:table-row>
          <table:table-cell table:style-name="Tabelle2.A2" office:value-type="string">
            <text:p text:style-name="P32">Änderbarkeit</text:p>
          </table:table-cell>
          <table:table-cell table:style-name="Tabelle2.A2" office:value-type="string">
            <text:p text:style-name="P12">Wie leicht ist der Quelltext erweiterbar oder änderbar? Das bezieht sich auf verschiedene Aspekte des Quelltextes: Umfang, Anzahl Kommentare, Verständlichkeit des Codes sowie Kommentare, Modulanzahl - Welche Maßnahmen können für eine bessere Änderbarkeit ergriffen werden? Ist eine Weiterentwicklung geplant und wer soll dies tun?</text:p>
          </table:table-cell>
          <table:table-cell table:style-name="Tabelle2.A2" office:value-type="string">
            <text:p text:style-name="P29">x</text:p>
          </table:table-cell>
          <table:table-cell table:style-name="Tabelle2.A2" office:value-type="string">
            <text:p text:style-name="P29">x</text:p>
          </table:table-cell>
          <table:table-cell table:style-name="Tabelle2.E2" office:value-type="string">
            <text:p text:style-name="P29">x</text:p>
          </table:table-cell>
        </table:table-row>
        <table:table-row>
          <table:table-cell table:style-name="Tabelle2.A2" office:value-type="string">
            <text:p text:style-name="P32">Übertragbarkeit</text:p>
          </table:table-cell>
          <table:table-cell table:style-name="Tabelle2.A2" office:value-type="string">
            <text:p text:style-name="P12">Kann die Software auf anderen Plattformen, Runtime Environments, Geräte, Hardware (leicht) portiert werden? Dies kann man für Nutzer &amp; Entwickler getrennt betrachten.</text:p>
          </table:table-cell>
          <table:table-cell table:style-name="Tabelle2.A2" office:value-type="string">
            <text:p text:style-name="P29">x</text:p>
          </table:table-cell>
          <table:table-cell table:style-name="Tabelle2.A2" office:value-type="string">
            <text:p text:style-name="P29">x</text:p>
          </table:table-cell>
          <table:table-cell table:style-name="Tabelle2.E2" office:value-type="string">
            <text:p text:style-name="P29">x</text:p>
          </table:table-cell>
        </table:table-row>
      </table:table>
      <text:p text:style-name="P19"/>
      <text:p text:style-name="P12">Jede wichtige nicht-funktionale Anforderung kann ein eigenes Unterkapitel erhalten. Auf welchem System muss die Anwendung laufen, welchem Betriebssysteme, welcher Plattform? Es können diverse Metriken (Quantifizierungen) für nicht-funktionale Anforderungen angegeben werden, falls dies bei bestimmten Punkten wichtig ist. Werden Sie quantitativ (!), d.h. messbar, damit man spezifisch die nicht-funktionalen Anforderungen auch überprüfen kann. Aussagen wie "soll sehr sicher sein" sind schlechte Anforderungen, weil diese weder quantitativ ist noch spezifisch (Was genau soll sehr sicher sein?).</text:p>
      <text:p text:style-name="P12"/>
      <text:p text:style-name="P12">Hier können weitere Beschreibungen vorhanden sein zu Quantifizierungen von nicht-fu<text:span text:style-name="T3">nktionalen Anforderungen: </text:span></text:p>
      <text:p text:style-name="P6"/>
      <text:list xml:id="list4293594233" text:style-name="L2">
        <text:list-item>
          <text:p text:style-name="P47"><text:span text:style-name="T4">Geschwindigkeit (</text:span><text:span text:style-name="T5">Ausgeführte Transaktionen pro Sekunde, Reaktionszeit auf Benutzereingabe oder Ereignis, Bildschirmauffrischungszeit)</text:span></text:p>
        </text:list-item>
        <text:list-item>
          <text:p text:style-name="P47"><text:span text:style-name="T4">Größe (</text:span><text:span text:style-name="T5">Speicherbedarf in Kilobyte, Anzahl der Speicherbausteine oder Dateien), </text:span><text:span text:style-name="T4">Benutzerfreundlichkeit (S</text:span><text:span text:style-name="T5">chulungsdauer, Anzahl der Hilfeseiten)</text:span></text:p>
        </text:list-item>
        <text:list-item>
          <text:p text:style-name="P47"><text:span text:style-name="T4">Zuverlässigkeit (</text:span><text:span text:style-name="T5">Durchschnittliche Zeit bis Fehlfunktion, </text:span><text:soft-page-break/><text:span text:style-name="T5">Wahrscheinlichkeit der Nicht-Verfügbarkeit, Quote für das Auftreten von Fehlern/Meldungen/Warnungen, Verfügbarkeit des Systems, Startbarkeit und Erreichbarkeit)</text:span></text:p>
        </text:list-item>
        <text:list-item>
          <text:p text:style-name="P47"><text:span text:style-name="T4">Stabilität (Z</text:span><text:span text:style-name="T5">eit bis zum Neustart nach Fehlfunktion, Anteil Ereignisse führen zu Fehlfunktion, Wahrscheinlichkeit für Datenzerstörung bei Fehlfunktion)</text:span></text:p>
        </text:list-item>
        <text:list-item>
          <text:p text:style-name="P47"><text:span text:style-name="T4">Portierbarkeit (</text:span><text:span text:style-name="T5">Anteil der plattformabhängigen Anweisungen, Anzahl Zielsysteme)</text:span></text:p>
        </text:list-item>
        <text:list-item>
          <text:p text:style-name="P48">usw.</text:p>
        </text:list-item>
      </text:list>
      <text:p text:style-name="P12"/>
      <text:p text:style-name="P19"/>
      <text:list xml:id="list101040691179847" text:continue-list="list101040431879945" text:style-name="L1">
        <text:list-item>
          <text:list>
            <text:list-item>
              <text:p text:style-name="P43">Allgemeine Beschränkungen (general constrains)</text:p>
            </text:list-item>
          </text:list>
        </text:list-item>
      </text:list>
      <text:p text:style-name="P19"/>
      <text:p text:style-name="P12">Gibt es für den Einsatz des Softwareprodukts bestimmte Einschränkungen oder Behinderungen, die relevant zu berücksichtigen für den Einsatz sind (d.h. das Produkt ist lauffähig, kann aber nicht vollumfänglich genutzt werden)? Gibt es vielleicht bestimmte (technische/funktionale/physikalische/etc.) Standards, die zu berücksichtigen sind? Gibt es rechtliche Einschränkungen beispielsweise beim Einsatz in verschiedenen Ländern (z.B. bestimmte Ruhezeiten am Tag, Vorgaben des Jugendschutzes, religiöse oder kulturelle Regeln, Sprachbarrieren, usw.)? Ist der Sinn des Einsatzes z.B. beschränkt durch verschiedene Umstände (z.B. eine Solartaschenrechner funktioniert auch im Dunkeln, ist dann aber beschränkt einsetzbar, weil die Solarzelle keine elektrische Energie liefern kann)?</text:p>
      <text:p text:style-name="P19"/>
      <text:list xml:id="list101038584447562" text:continue-numbering="true" text:style-name="L1">
        <text:list-item>
          <text:list>
            <text:list-item>
              <text:p text:style-name="P43">Voraussetzungen (assumptions)</text:p>
            </text:list-item>
          </text:list>
        </text:list-item>
      </text:list>
      <text:p text:style-name="P12"/>
      <text:p text:style-name="P12">Welche Voraussetzungen gibt es beim Einsatz des Softwareprodukts, d.h. was ist -unbedingt- notwendig, damit ein Einsatz überhaupt möglich ist? Was muss dafür vorhanden sein, welche Eingaben sind notwendig, welches Wissen/Sprache/Vorbildung/etc. des Nutzers ist notwendig für die Anwendung? Gibt es organisatorische Rahmenbedingungen oder notwendige Bedingungen in der Umgebung oder am Ort des Einsatzes? Müssen Vorarbeiten getan werden? Welche Hardware muss vorhanden sein (z.B. Dual-Core, RFID-Leser, etc.)? Gibt es bestimmte Umstände unter denen das Softwareprodukt nicht entwickelt oder eingesetzt werden kann? Gibt es bestimmte Betriebssysteme oder Datenformate, auf die man sich festlegt?</text:p>
      <text:p text:style-name="P19"/>
      <text:list xml:id="list101039046410765" text:continue-numbering="true" text:style-name="L1">
        <text:list-item>
          <text:list>
            <text:list-item>
              <text:p text:style-name="P43">Abhängigkeiten (dependencies)</text:p>
            </text:list-item>
          </text:list>
        </text:list-item>
      </text:list>
      <text:p text:style-name="P19"/>
      <text:p text:style-name="P12">Wovon hängt das Softwareprodukt und dessen Einsatz ab – durch was wäre ein Einsatz also nicht mehr möglich oder auf was hat der Einsatz des Softwareproduktes einen Einfluss – hängt eine Produktionslinie davon ab, hängen andere/spätere Arbeitsschritte davon ab? Sind vielleicht Entwicklungen/Veränderungen in der Umwelt/Umgebung/Gesellschaft/Ethik, etc. Relevant? Gibt es eventuell bestimmte Projekte oder Projektziele oder darauf aufbauende Entwicklungen, die von der Erstellung oder Entwicklungsschritten dieses Software-Produktes abhängig sind.</text:p>
      <text:p text:style-name="P12"/>
      <text:list xml:id="list101040644887492" text:continue-numbering="true" text:style-name="L1">
        <text:list-item>
          <text:list>
            <text:list-item>
              <text:p text:style-name="P43"><text:soft-page-break/>Abnahmekriterien (acceptance criteria)</text:p>
            </text:list-item>
          </text:list>
        </text:list-item>
      </text:list>
      <text:p text:style-name="P19"/>
      <text:p text:style-name="P12">Was muss erfüllt sein, damit die Software als abgenommen und akzeptiert gilt vom Auftraggeber? Gibt es bestimmte spezielle Hinweise dafür? Es kann auch ein Hinweis darauf genügen, dass die funktionalen und nicht-funktionalen Anforderungen erfüllt sein müssen. Hier kann man explizit dies nocheinmal formulieren beispielsweise, um es an expliziter Stelle im Dokument für den Leser sichtbar zu machen. Geben Sie dies so an, dass man Punkt für Punkt am Ende prüfen kann, d.h. präzise abhaken kann, was erfüllt wurde und was nicht.</text:p>
      <text:p text:style-name="P12"/>
      <text:list xml:id="list101040067699111" text:continue-numbering="true" text:style-name="L1">
        <text:list-item>
          <text:list>
            <text:list-item>
              <text:p text:style-name="P43">Ergänzungen (supplement)</text:p>
            </text:list-item>
          </text:list>
        </text:list-item>
      </text:list>
      <text:p text:style-name="P19"/>
      <text:p text:style-name="P12">Ergänzende oder zusätzliche Beschreibungen und Details, die sich auf vorher genannte Informationen der vorigen Unterkapitel beziehen.</text:p>
      <text:p text:style-name="P20"/>
      <text:p text:style-name="P20"/>
      <text:list xml:id="list101038640671152" text:continue-numbering="true" text:style-name="L1">
        <text:list-item>
          <text:p text:style-name="P52"><text:span text:style-name="T1">Anhang</text:span> (appendix)</text:p>
        </text:list-item>
      </text:list>
      <text:p text:style-name="P19"/>
      <text:list xml:id="list101040293789121" text:continue-numbering="true" text:style-name="L1">
        <text:list-item>
          <text:list>
            <text:list-item>
              <text:p text:style-name="P43">Diagramme (diagrams)</text:p>
            </text:list-item>
          </text:list>
        </text:list-item>
      </text:list>
      <text:p text:style-name="P19"/>
      <text:p text:style-name="P12">Begleitende Diagramme können auch schon in den vorigen Kapiteln eingefügt werden – eine alternative Möglichkeit besteht darin, die Diagramme alle im Text zu referenzieren und dann im Anhang gebündelt darzustellen. Insbesondere Grafiken zu GUI-Designs sind hilfreich um einen Eindruck von der Software zu erhalten oder Grafiken, auf denen die funktionalen Nutzungsmöglichkeiten der Software im Überblick und in ihren Abhängigkeiten zueinander dargestellt sind.</text:p>
      <text:p text:style-name="P12"/>
      <text:list xml:id="list101038911871836" text:continue-numbering="true" text:style-name="L1">
        <text:list-item>
          <text:list>
            <text:list-item>
              <text:p text:style-name="P43">Tabellen (tables)</text:p>
            </text:list-item>
          </text:list>
        </text:list-item>
      </text:list>
      <text:p text:style-name="P19"/>
      <text:p text:style-name="P12">Sonstige Tabellen mit Informationen zum Produkt, die ggf. zu umfangreich/sperrig sind um im vorigen Text gelistet zu werden, beispielsweise Datenlisten oder Messreihen.</text:p>
      <text:p text:style-name="P19"/>
      <text:list xml:id="list101040146839521" text:continue-numbering="true" text:style-name="L1">
        <text:list-item>
          <text:list>
            <text:list-item>
              <text:p text:style-name="P43">Sonstiges (miscellaneous)</text:p>
            </text:list-item>
          </text:list>
        </text:list-item>
      </text:list>
      <text:p text:style-name="P19"/>
      <text:p text:style-name="P12">Alle sonstigen Anhänge</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loext:opacity="0%"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Gliederung_20_1" style:display-name="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WW-Titel1" style:family="paragraph">
      <style:paragraph-properties fo:text-align="center"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7H45M12S</meta:editing-duration>
    <meta:editing-cycles>463</meta:editing-cycles>
    <meta:generator>LibreOffice/7.0.1.2$Windows_X86_64 LibreOffice_project/7cbcfc562f6eb6708b5ff7d7397325de9e764452</meta:generator>
    <dc:date>2024-05-17T10:10:30.431000000</dc:date>
    <meta:document-statistic meta:table-count="3" meta:image-count="0" meta:object-count="0" meta:page-count="9" meta:paragraph-count="155" meta:word-count="1582" meta:character-count="12359" meta:non-whitespace-character-count="10965"/>
    <meta:user-defined meta:name="Info 1"/>
    <meta:user-defined meta:name="Info 2"/>
    <meta:user-defined meta:name="Info 3"/>
    <meta:user-defined meta:name="Info 4"/>
  </office:meta>
</office:document-meta>
</file>